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officeooo:paragraph-rsid="0001ad23" style:font-size-asian="10.5pt" style:font-weight-asian="normal" style:font-size-complex="12pt" style:font-weight-complex="normal"/>
    </style:style>
    <style:style style:name="P2" style:family="paragraph" style:parent-style-name="Preformatted_20_Text">
      <style:text-properties officeooo:paragraph-rsid="0001ad23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01ad23"/>
    </style:style>
    <style:style style:name="P4" style:family="paragraph" style:parent-style-name="Heading_20_3">
      <style:text-properties style:font-name="Verdanen" fo:font-size="12pt" fo:font-weight="normal" officeooo:paragraph-rsid="0001ad23" style:font-size-asian="10.5pt" style:font-weight-asian="normal" style:font-size-complex="12pt" style:font-weight-complex="normal"/>
    </style:style>
    <style:style style:name="P5" style:family="paragraph" style:parent-style-name="Heading_20_3">
      <style:text-properties fo:color="#000000" style:font-name="Verdana" fo:font-size="11pt" fo:font-weight="normal" officeooo:paragraph-rsid="0001ad23" style:font-size-asian="11pt" style:font-weight-asian="normal" style:font-size-complex="11pt" style:font-weight-complex="normal"/>
    </style:style>
    <style:style style:name="P6" style:family="paragraph" style:parent-style-name="Heading_20_3">
      <style:text-properties officeooo:paragraph-rsid="0001ad23"/>
    </style:style>
    <style:style style:name="P7" style:family="paragraph" style:parent-style-name="Text_20_body">
      <style:text-properties fo:color="#008080" style:font-name="Verdanen" fo:font-size="12pt" fo:font-weight="normal" officeooo:paragraph-rsid="0001ad23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color="#000000" style:font-name="Verdana" fo:font-size="11pt" officeooo:paragraph-rsid="0001ad23" style:font-size-asian="11pt" style:font-size-complex="11pt"/>
    </style:style>
    <style:style style:name="P9" style:family="paragraph" style:parent-style-name="Text_20_body">
      <style:text-properties fo:color="#000000" style:font-name="Verdana" fo:font-size="11pt" fo:font-weight="normal" officeooo:paragraph-rsid="0001ad23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color="#000000" style:font-name="Verdana" fo:font-size="11pt" style:text-underline-style="solid" style:text-underline-width="auto" style:text-underline-color="font-color" fo:font-weight="normal" officeooo:paragraph-rsid="0001ad23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Verdanen" fo:font-size="12pt" fo:font-weight="normal" officeooo:paragraph-rsid="0001ad23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officeooo:paragraph-rsid="0001ad23"/>
    </style:style>
    <style:style style:name="P13" style:family="paragraph" style:parent-style-name="Standard">
      <style:text-properties fo:color="#000000" style:font-name="Verdana" fo:font-size="11pt" fo:font-weight="bold" officeooo:paragraph-rsid="0001ad23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style:font-name="Verdana" fo:font-size="11pt" fo:font-weight="normal" officeooo:paragraph-rsid="0001ad23" style:font-size-asian="11pt" style:font-weight-asian="normal" style:font-size-complex="11pt" style:font-weight-complex="normal"/>
    </style:style>
    <style:style style:name="T1" style:family="text">
      <style:text-properties fo:color="#000000" style:font-name="Verdana" fo:font-size="11pt" style:font-size-asian="11pt" style:font-size-complex="11pt"/>
    </style:style>
    <style:style style:name="T2" style:family="text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font-name="Verdana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it Server Installation</text:p>
      <text:p text:style-name="P14"/>
      <text:p text:style-name="P13">1. Installation</text:p>
      <text:p text:style-name="P14"/>
      <text:p text:style-name="P1"><text:span text:style-name="Source_20_Text"><text:span text:style-name="T1"># yum -y install git-core</text:span></text:span></text:p>
      <text:p text:style-name="P14"/>
      <text:p text:style-name="P13">2. Configuration Git environment</text:p>
      <text:p text:style-name="P12"><text:span text:style-name="Source_20_Text"><text:span text:style-name="T2">- /etc/gitconfig file: Contains values for every user on the system and all their repositories. If you pass the option--system to git config, it reads and writes from this file specifically. </text:span></text:span></text:p>
      <text:p text:style-name="P12"><text:span text:style-name="Source_20_Text"><text:span text:style-name="T2">- </text:span></text:span><text:span text:style-name="Source_20_Text"><text:span text:style-name="T1">~/.gitconfig</text:span></text:span><text:span text:style-name="T1"> file: Specific to your user. You can make Git read and write to this file specifically by passing the </text:span><text:span text:style-name="Source_20_Text"><text:span text:style-name="T1">--global</text:span></text:span><text:span text:style-name="T1"> option. </text:span></text:p>
      <text:p text:style-name="P12"><text:span text:style-name="T1">- config file in the Git directory (that is, </text:span><text:span text:style-name="Source_20_Text"><text:span text:style-name="T1">.git/config</text:span></text:span><text:span text:style-name="T1">) of whatever repository you’re currently using: Specific to that single repository. Each level overrides values in the previous level, so values in </text:span><text:span text:style-name="Source_20_Text"><text:span text:style-name="T1">.git/config</text:span></text:span><text:span text:style-name="T1"> trump those in </text:span><text:span text:style-name="Source_20_Text"><text:span text:style-name="T1">/etc/gitconfig</text:span></text:span><text:span text:style-name="T1">. </text:span></text:p>
      <text:h text:style-name="P4" text:outline-level="3"><text:a xlink:type="simple" xlink:href="http://git-scm.com/book/en/Getting-Started-First-Time-Git-Setup#Your-Identity"><text:span text:style-name="Source_20_Text"><text:span text:style-name="T1">Identity</text:span></text:span></text:a></text:h>
      <text:p text:style-name="P8">The first thing you should do when you install Git is to set your user name and e-mail address. This is important because every Git commit uses this information, and it’s immutably baked into the commits you pass around:</text:p>
      <text:p text:style-name="P2"><text:span text:style-name="Source_20_Text"><text:span text:style-name="T1">$ git config --global user.name "Alex Ouedraogo"</text:span></text:span></text:p>
      <text:p text:style-name="P3"><text:span text:style-name="Source_20_Text"><text:span text:style-name="T1">$ git config --global user.email alex@ouedraogo.nl</text:span></text:span></text:p>
      <text:p text:style-name="P12"><text:span text:style-name="T1">Again, you need to do this only once if you pass the </text:span><text:span text:style-name="Source_20_Text"><text:span text:style-name="T1">--global</text:span></text:span><text:span text:style-name="T1"> option, because then Git will always use that information for anything you do on that system. If you want to override this with a different name or e-mail address for specific projects, you can run the command without the </text:span><text:span text:style-name="Source_20_Text"><text:span text:style-name="T1">--global</text:span></text:span><text:span text:style-name="T1"> option when you’re in that project.</text:span></text:p>
      <text:h text:style-name="P6" text:outline-level="3"><text:bookmark text:name="Your-Editor"/><text:a xlink:type="simple" xlink:href="http://git-scm.com/book/en/Getting-Started-First-Time-Git-Setup#Your-Editor"><text:span text:style-name="T2">Your Editor</text:span></text:a></text:h>
      <text:p text:style-name="P8">Now that your identity is set up, you can configure the default text editor that will be used when Git needs you to type in a message. By default, Git uses your system’s default editor, which is generally Vi or Vim. If you want to use a different text editor, such as Emacs, you can do the following:</text:p>
      <text:p text:style-name="P3"><text:span text:style-name="Source_20_Text"><text:span text:style-name="T1">$ git config --global core.editor vi</text:span></text:span></text:p>
      <text:h text:style-name="P6" text:outline-level="3"><text:bookmark text:name="Your-Diff-Tool"/><text:a xlink:type="simple" xlink:href="http://git-scm.com/book/en/Getting-Started-First-Time-Git-Setup#Your-Diff-Tool"><text:span text:style-name="T2">Your Diff Tool</text:span></text:a></text:h>
      <text:p text:style-name="P8">Another useful option you may want to configure is the default diff tool to use to resolve merge conflicts. Say you want to use vimdiff:</text:p>
      <text:p text:style-name="P3"><text:span text:style-name="Source_20_Text"><text:span text:style-name="T1">$ git config --global merge.tool vimdiff</text:span></text:span></text:p>
      <text:p text:style-name="P8">Git accepts kdiff3, tkdiff, meld, xxdiff, emerge, vimdiff, gvimdiff, ecmerge, and opendiff as valid merge tools. You can also set up a custom tool; see Chapter 7 for more information about doing that.</text:p>
      <text:h text:style-name="P5" text:outline-level="3"><text:soft-page-break/></text:h>
      <text:h text:style-name="P6" text:outline-level="3"><text:bookmark text:name="Checking-Your-Settings"/><text:a xlink:type="simple" xlink:href="http://git-scm.com/book/en/Getting-Started-First-Time-Git-Setup#Checking-Your-Settings"><text:span text:style-name="T2">Checking the new Settings</text:span></text:a></text:h>
      <text:p text:style-name="P12"><text:span text:style-name="T1">If you want to check your settings, you can use the </text:span><text:span text:style-name="Source_20_Text"><text:span text:style-name="T1">git config --list</text:span></text:span><text:span text:style-name="T1"> command to list all the settings Git can find at that point:</text:span></text:p>
      <text:p text:style-name="P2"><text:span text:style-name="Source_20_Text"><text:span text:style-name="T1">$ git config --list </text:span></text:span></text:p>
      <text:p text:style-name="P2"><text:span text:style-name="Source_20_Text"><text:span text:style-name="T1">user.name=Alex Ouedraogo </text:span></text:span></text:p>
      <text:p text:style-name="P2"><text:span text:style-name="Source_20_Text"><text:span text:style-name="T1">user.email=alex@ouedraogo.nl </text:span></text:span></text:p>
      <text:p text:style-name="P2"><text:span text:style-name="Source_20_Text"><text:span text:style-name="T1">core.editor=vo </text:span></text:span></text:p>
      <text:p text:style-name="P2"><text:span text:style-name="Source_20_Text"><text:span text:style-name="T1">merge.tool=vimdiff</text:span></text:span></text:p>
      <text:p text:style-name="P2"><text:span text:style-name="Source_20_Text"><text:span text:style-name="T1"/></text:span></text:p>
      <text:p text:style-name="P11"><text:span text:style-name="Source_20_Text"><text:span text:style-name="T3">3. Create local repositorie to configure git server</text:span></text:span></text:p>
      <text:p text:style-name="P9">su - ; cd / ; git init</text:p>
      <text:p text:style-name="P9">vi .gitignore</text:p>
      <text:p text:style-name="P9">bin dev lib* lost+found proc sbin tmp var/lib var/log </text:p>
      <text:p text:style-name="P9">git add .</text:p>
      <text:p text:style-name="P10">Create configuration branch in which you work</text:p>
      <text:p text:style-name="P9">git branch configuration ; git checkout configuration </text:p>
      <text:p text:style-name="P9">D<text:tab/>root/.gitignore.swp </text:p>
      <text:p text:style-name="P9">Switched to branch 'configuration' </text:p>
      <text:p text:style-name="P9"/>
      <text:p text:style-name="P7"><text:span text:style-name="Source_20_Text"><text:span text:style-name="T3">4. Install git repo for remote users</text:span></text:span></text:p>
      <text:p text:style-name="P7"><text:span text:style-name="Source_20_Text"><text:span text:style-name="T1">Create a 'git' user and a .ssh directory for that user.</text:span></text:span></text:p>
      <text:p text:style-name="P2"><text:span text:style-name="Source_20_Text"><text:span text:style-name="T1">$ sudo adduser git</text:span></text:span></text:p>
      <text:p text:style-name="P2"><text:span text:style-name="Source_20_Text"><text:span text:style-name="T1">$ su git</text:span></text:span></text:p>
      <text:p text:style-name="P2"><text:span text:style-name="Source_20_Text"><text:span text:style-name="T1">$ cd</text:span></text:span></text:p>
      <text:p text:style-name="P3"><text:span text:style-name="Source_20_Text"><text:span text:style-name="T1">$ mkdir .ssh</text:span></text:span></text:p>
      <text:p text:style-name="P7"><text:span text:style-name="Source_20_Text"><text:span text:style-name="T1">Add some developer SSH public keys to the authorized_keys file for that user. Let’s assume you’ve received a few keys by e-mail and saved them to temporary files.</text:span></text:span></text:p>
      <text:p text:style-name="P7"><text:span text:style-name="Source_20_Text"><text:span text:style-name="T1">Now, you can set up an empty repository for them by running git init with the --bare option, which initializes the repository without a working directory:</text:span></text:span></text:p>
      <text:p text:style-name="P2"><text:span text:style-name="Source_20_Text"><text:span text:style-name="T1">$ cd /opt/git</text:span></text:span></text:p>
      <text:p text:style-name="P2"><text:span text:style-name="Source_20_Text"><text:span text:style-name="T1">$ mkdir project.git</text:span></text:span></text:p>
      <text:p text:style-name="P2"><text:span text:style-name="Source_20_Text"><text:span text:style-name="T1">$ cd project.git</text:span></text:span></text:p>
      <text:p text:style-name="P3"><text:span text:style-name="Source_20_Text"><text:span text:style-name="T1">$ git --bare init</text:span></text:span></text:p>
      <text:p text:style-name="P7"><text:span text:style-name="Source_20_Text"><text:span text:style-name="T1">After that just add the new empty repo on the server and push it back to github.</text:span></text:span></text:p>
      <text:p text:style-name="P7"><text:span text:style-name="Source_20_Text"><text:span text:style-name="T1">In order to clone your repository to create a new bare repository, you run the clone command with the --bare option. By convention, bare repository directories end in .git</text:span></text:span></text:p>
      <text:p text:style-name="P7"><text:span text:style-name="Source_20_Text"><text:span text:style-name="T1"><text:s/>git remote add origin </text:span></text:span><text:a xlink:type="simple" xlink:href="mailto:root@192.168.2.3"><text:span text:style-name="Source_20_Text">root@192.168.2.3</text:span></text:a><text:span text:style-name="Source_20_Text"><text:span text:style-name="T1">:/opt/git/srvconf/gittest.git</text:span></text:span></text:p>
      <text:p text:style-name="P7"><text:span text:style-name="Source_20_Text"><text:span text:style-name="T1"><text:s/>git push origin mast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7-25T00:14:06</meta:creation-date>
    <dc:date>2014-07-25T00:14:27</dc:date>
    <dc:creator>alex </dc:creator>
    <meta:editing-duration>P0D</meta:editing-duration>
    <meta:editing-cycles>1</meta:editing-cycles>
    <meta:document-statistic meta:table-count="0" meta:image-count="0" meta:object-count="0" meta:page-count="2" meta:paragraph-count="51" meta:word-count="604" meta:character-count="3482" meta:non-whitespace-character-count="2929"/>
    <meta:generator>LibreOffice/4.0.4.2$Linux_X86_64 LibreOffice_project/400m0$Build-2</meta:generator>
  </office:meta>
</office:document-meta>
</file>